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elvetica65-Medium" svg:font-family="Helvetica65-Medium" style:font-adornments="Regular" style:font-family-generic="swiss" style:font-pitch="variable"/>
    <style:font-face style:name="Helvetica83-ExtendedHeavy" svg:font-family="Helvetica83-ExtendedHeavy" style:font-family-generic="swiss" style:font-pitch="variable"/>
    <style:font-face style:name="Helvetica85-Heavy" svg:font-family="Helvetica85-Heavy" style:font-adornments="Heavy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vertical-align="middle" draw:auto-grow-height="false" fo:min-height="0.952cm" fo:min-width="1.41cm"/>
    </style:style>
    <style:style style:name="gr2" style:family="graphic" style:parent-style-name="standard">
      <style:graphic-properties draw:fill-color="#ffffff" draw:textarea-vertical-align="middle" draw:auto-grow-height="false" fo:min-height="0.952cm" fo:min-width="2.612cm"/>
    </style:style>
    <style:style style:name="gr3" style:family="graphic" style:parent-style-name="standard">
      <style:graphic-properties draw:fill-color="#ffffff" draw:textarea-vertical-align="middle" draw:auto-grow-height="false" fo:min-height="1.094cm" fo:min-width="3.24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ffffff" draw:textarea-vertical-align="middle" draw:auto-grow-height="false" fo:min-height="0.952cm" fo:min-width="1.976cm"/>
    </style:style>
    <style:style style:name="gr6" style:family="graphic" style:parent-style-name="standard">
      <style:graphic-properties draw:fill-color="#ffffff" draw:textarea-vertical-align="middle" draw:auto-grow-height="false" fo:min-height="0.74cm" fo:min-width="3.248cm"/>
    </style:style>
    <style:style style:name="gr7" style:family="graphic" style:parent-style-name="standard">
      <style:graphic-properties draw:fill-color="#ffffff" draw:textarea-vertical-align="middle" draw:auto-grow-height="false" fo:min-height="0.952cm" fo:min-width="1.056cm"/>
    </style:style>
    <style:style style:name="gr8" style:family="graphic" style:parent-style-name="standard">
      <style:graphic-properties draw:fill-color="#ffffff" draw:textarea-vertical-align="middle" draw:auto-grow-height="false" fo:min-height="0.952cm" fo:min-width="1.34cm"/>
    </style:style>
    <style:style style:name="gr9" style:family="graphic" style:parent-style-name="standard">
      <style:graphic-properties draw:fill-color="#ffffff" draw:textarea-vertical-align="middle" draw:auto-grow-height="false" fo:min-height="0.952cm" fo:min-width="2.754cm"/>
    </style:style>
    <style:style style:name="gr10" style:family="graphic" style:parent-style-name="standard">
      <style:graphic-properties draw:fill-color="#ffffff" draw:textarea-vertical-align="middle" draw:auto-grow-height="false" fo:min-height="0.952cm" fo:min-width="1.199cm"/>
    </style:style>
    <style:style style:name="gr11" style:family="graphic" style:parent-style-name="standard">
      <style:graphic-properties draw:fill-color="#ffffff" draw:textarea-vertical-align="middle" draw:auto-grow-height="false" fo:min-height="0.952cm" fo:min-width="2.258cm"/>
    </style:style>
    <style:style style:name="P1" style:family="paragraph">
      <style:paragraph-properties fo:text-align="center"/>
      <style:text-properties style:font-name="Helvetica85-Heavy" fo:font-weight="normal" style:font-weight-asian="normal" style:font-weight-complex="normal"/>
    </style:style>
    <style:style style:name="P2" style:family="paragraph">
      <loext:graphic-properties draw:fill-color="#ffffff"/>
      <style:paragraph-properties fo:text-align="center"/>
      <style:text-properties style:font-name="Helvetica85-Heavy" fo:font-weight="normal" style:font-weight-asian="normal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font-name="Helvetica85-Heavy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cm" svg:height="1.7cm" svg:x="13cm" svg:y="9.4cm">
          <text:p text:style-name="P1"><text:span text:style-name="T1">Fil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4.4cm" svg:height="1.7cm" svg:x="12.9cm" svg:y="5.9cm">
          <text:p text:style-name="P3">Filmtechni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5.3cm" svg:height="1.9cm" svg:x="17.8cm" svg:y="8.9cm">
          <text:p text:style-name="P3">Künstlerische </text:p>
          <text:p text:style-name="P3">Einflüs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15.7cm" svg:y1="10.3cm" svg:x2="17.8cm" svg:y2="9.7cm">
          <text:p/>
        </draw:line>
        <draw:line draw:style-name="gr4" draw:text-style-name="P5" draw:layer="layout" svg:x1="14.4cm" svg:y1="9.4cm" svg:x2="15.1cm" svg:y2="7.6cm">
          <text:p/>
        </draw:line>
        <draw:custom-shape draw:style-name="gr5" draw:text-style-name="P4" draw:layer="layout" svg:width="3.5cm" svg:height="1.7cm" svg:x="8.1cm" svg:y="9.9cm">
          <text:p text:style-name="P3">Schauspi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13cm" svg:y1="10.3cm" svg:x2="11.6cm" svg:y2="10.8cm">
          <text:p/>
        </draw:line>
        <draw:custom-shape draw:style-name="gr6" draw:text-style-name="P4" draw:layer="layout" svg:width="5.3cm" svg:height="1.4cm" svg:x="20cm" svg:y="11.8cm">
          <text:p text:style-name="P3">Surrealismu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5.3cm" svg:height="1.9cm" svg:x="17.801cm" svg:y="8.901cm">
          <text:p text:style-name="P3">Künstlerische </text:p>
          <text:p text:style-name="P3">Einflüs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5.3cm" svg:height="1.9cm" svg:x="17.801cm" svg:y="8.901cm">
          <text:p text:style-name="P3">Künstlerische </text:p>
          <text:p text:style-name="P3">Einflüs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20.5cm" svg:y1="10.8cm" svg:x2="22.6cm" svg:y2="11.8cm">
          <text:p/>
        </draw:line>
        <draw:custom-shape draw:style-name="gr6" draw:text-style-name="P4" draw:layer="layout" svg:width="5.3cm" svg:height="1.4cm" svg:x="23cm" svg:y="7.7cm">
          <text:p text:style-name="P3">Filmmusi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23.1cm" svg:y1="9.8cm" svg:x2="23.8cm" svg:y2="8.9cm">
          <text:p/>
        </draw:line>
        <draw:custom-shape draw:style-name="gr2" draw:text-style-name="P4" draw:layer="layout" svg:width="4.4cm" svg:height="1.7cm" svg:x="10.1cm" svg:y="2.6cm">
          <text:p text:style-name="P3">Kamera-</text:p>
          <text:p text:style-name="P3">führu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2.2cm" svg:height="1.7cm" svg:x="15cm" svg:y="2.5cm">
          <text:p text:style-name="P3">Lich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2.6cm" svg:height="1.7cm" svg:x="17.5cm" svg:y="2.3cm">
          <text:p text:style-name="P3">Sett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13.5cm" svg:y1="6.2cm" svg:x2="12.3cm" svg:y2="4.3cm">
          <text:p/>
        </draw:line>
        <draw:line draw:style-name="gr4" draw:text-style-name="P5" draw:layer="layout" svg:x1="15.1cm" svg:y1="5.9cm" svg:x2="16.1cm" svg:y2="4.2cm">
          <text:p/>
        </draw:line>
        <draw:line draw:style-name="gr4" draw:text-style-name="P5" draw:layer="layout" svg:x1="16.7cm" svg:y1="6.2cm" svg:x2="18.5cm" svg:y2="4cm">
          <text:p/>
        </draw:line>
        <draw:custom-shape draw:style-name="gr7" draw:text-style-name="P4" draw:layer="layout" svg:width="2.2cm" svg:height="1.7cm" svg:x="19cm" svg:y="4.9cm">
          <text:p text:style-name="P3">T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17.3cm" svg:y1="6.7cm" svg:x2="19cm" svg:y2="5.7cm">
          <text:p/>
        </draw:line>
        <draw:custom-shape draw:style-name="gr9" draw:text-style-name="P4" draw:layer="layout" svg:width="4.6cm" svg:height="1.7cm" svg:x="5.5cm" svg:y="5.3cm">
          <text:p text:style-name="P3">Post-</text:p>
          <text:p text:style-name="P3">produ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12.9cm" svg:y1="6.8cm" svg:x2="10.1cm" svg:y2="6.2cm">
          <text:p/>
        </draw:line>
        <draw:custom-shape draw:style-name="gr5" draw:text-style-name="P4" draw:layer="layout" svg:width="3.5cm" svg:height="1.7cm" svg:x="3.6cm" svg:y="9.2cm">
          <text:p text:style-name="P3">Cast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8.1cm" svg:y1="10.8cm" svg:x2="7.1cm" svg:y2="10cm">
          <text:p/>
        </draw:line>
        <draw:custom-shape draw:style-name="gr10" draw:text-style-name="P4" draw:layer="layout" svg:width="2.401cm" svg:height="1.7cm" svg:x="5.6cm" svg:y="3.201cm">
          <text:p text:style-name="P3">Schnit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3.9cm" svg:height="1.7cm" svg:x="1cm" svg:y="4.8cm">
          <text:p text:style-name="P3">Promo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5.5cm" svg:y1="6.2cm" svg:x2="4.9cm" svg:y2="5.7cm">
          <text:p/>
        </draw:line>
        <draw:line draw:style-name="gr4" draw:text-style-name="P5" draw:layer="layout" svg:x1="7.8cm" svg:y1="5.3cm" svg:x2="6.8cm" svg:y2="4.9cm">
          <text:p/>
        </draw:line>
        <draw:custom-shape draw:style-name="gr5" draw:text-style-name="P4" draw:layer="layout" svg:width="3.5cm" svg:height="1.7cm" svg:x="12.5cm" svg:y="12.4cm">
          <text:p text:style-name="P3">Drehbuc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14.4cm" svg:y1="11.1cm" svg:x2="14.2cm" svg:y2="12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elvetica65-Medium" svg:font-family="Helvetica65-Medium" style:font-adornments="Regular" style:font-family-generic="swiss" style:font-pitch="variable"/>
    <style:font-face style:name="Helvetica83-ExtendedHeavy" svg:font-family="Helvetica83-ExtendedHeavy" style:font-family-generic="swiss" style:font-pitch="variable"/>
    <style:font-face style:name="Helvetica85-Heavy" svg:font-family="Helvetica85-Heavy" style:font-adornments="Heavy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Helvetica65-Medium" fo:font-family="Helvetica65-Medium" style:font-style-name="Regular" style:font-family-generic="swiss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4T12:29:31.005000000</meta:creation-date>
    <dc:date>2015-10-04T18:39:49.359000000</dc:date>
    <meta:editing-duration>PT5H54M26S</meta:editing-duration>
    <meta:editing-cycles>2</meta:editing-cycles>
    <meta:generator>LibreOffice/4.4.5.2$Windows_x86 LibreOffice_project/a22f674fd25a3b6f45bdebf25400ed2adff0ff99</meta:generator>
    <meta:document-statistic meta:object-count="31"/>
  </office:meta>
</office:document-meta>
</file>